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245ece" officeooo:paragraph-rsid="001818fe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fo:color="#ed4c05" fo:font-size="10pt" officeooo:rsid="001818fe" officeooo:paragraph-rsid="001818fe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fo:color="#ed4c05" fo:font-size="10pt" officeooo:rsid="001d2cf8" officeooo:paragraph-rsid="001d2cf8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fo:color="#ed4c05" fo:font-size="10pt" officeooo:rsid="002291f6" officeooo:paragraph-rsid="002291f6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fo:color="#ed4c05" fo:font-size="10pt" officeooo:rsid="00237624" officeooo:paragraph-rsid="00237624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officeooo:paragraph-rsid="001818fe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officeooo:paragraph-rsid="001ba11f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officeooo:paragraph-rsid="0021fa39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officeooo:paragraph-rsid="002291f6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10pt" officeooo:rsid="00245ece" officeooo:paragraph-rsid="001818fe" style:font-size-asian="10pt" style:font-size-complex="10pt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font-size="10pt" officeooo:rsid="00245ece" officeooo:paragraph-rsid="001ba11f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font-size="10pt" officeooo:rsid="00245ece" officeooo:paragraph-rsid="0021fa39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fo:font-size="10pt" officeooo:rsid="00245ece" officeooo:paragraph-rsid="002291f6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fo:font-size="10pt" officeooo:paragraph-rsid="001818fe" style:font-size-asian="10pt" style:font-size-complex="10pt"/>
    </style:style>
    <style:style style:name="T1" style:family="text">
      <style:text-properties officeooo:rsid="0024dd22"/>
    </style:style>
    <style:style style:name="T2" style:family="text">
      <style:text-properties fo:color="#ed4c05"/>
    </style:style>
    <style:style style:name="T3" style:family="text">
      <style:text-properties fo:color="#ed4c05" officeooo:rsid="001818fe"/>
    </style:style>
    <style:style style:name="T4" style:family="text">
      <style:text-properties fo:color="#ed4c05" officeooo:rsid="001ba11f"/>
    </style:style>
    <style:style style:name="T5" style:family="text">
      <style:text-properties fo:color="#ed4c05" fo:font-size="10pt" officeooo:rsid="001818fe" style:font-size-asian="10pt" style:font-size-complex="10pt"/>
    </style:style>
    <style:style style:name="T6" style:family="text">
      <style:text-properties fo:color="#ed4c05" fo:font-size="10pt" officeooo:rsid="001ba11f" style:font-size-asian="10pt" style:font-size-complex="10pt"/>
    </style:style>
    <style:style style:name="T7" style:family="text">
      <style:text-properties fo:color="#ed4c05" fo:font-size="10pt" officeooo:rsid="00245ece" style:font-size-asian="10pt" style:font-size-complex="10pt"/>
    </style:style>
    <style:style style:name="T8" style:family="text">
      <style:text-properties fo:color="#ed4c05" fo:font-size="10pt" officeooo:rsid="001d2cf8" style:font-size-asian="10pt" style:font-size-complex="10pt"/>
    </style:style>
    <style:style style:name="T9" style:family="text">
      <style:text-properties fo:color="#ed4c05" fo:font-size="10pt" officeooo:rsid="001be463" style:font-size-asian="10pt" style:font-size-complex="10pt"/>
    </style:style>
    <style:style style:name="T10" style:family="text">
      <style:text-properties fo:color="#ed4c05" fo:font-size="10pt" officeooo:rsid="0021fa39" style:font-size-asian="10pt" style:font-size-complex="10pt"/>
    </style:style>
    <style:style style:name="T11" style:family="text">
      <style:text-properties fo:color="#ed4c05" fo:font-size="10pt" officeooo:rsid="002291f6" style:font-size-asian="10pt" style:font-size-complex="10pt"/>
    </style:style>
    <style:style style:name="T12" style:family="text">
      <style:text-properties fo:color="#ed4c05" officeooo:rsid="001be463"/>
    </style:style>
    <style:style style:name="T13" style:family="text">
      <style:text-properties fo:color="#ed4c05" officeooo:rsid="001cae9d"/>
    </style:style>
    <style:style style:name="T14" style:family="text">
      <style:text-properties fo:color="#ed4c05" officeooo:rsid="001d2cf8"/>
    </style:style>
    <style:style style:name="T15" style:family="text">
      <style:text-properties fo:color="#ed4c05" officeooo:rsid="0021fa39"/>
    </style:style>
    <style:style style:name="T16" style:family="text">
      <style:text-properties fo:color="#ed4c05" officeooo:rsid="002291f6"/>
    </style:style>
    <style:style style:name="T17" style:family="text">
      <style:text-properties officeooo:rsid="00245ece"/>
    </style:style>
    <style:style style:name="T18" style:family="text">
      <style:text-properties fo:font-size="10pt" officeooo:rsid="00245ece" style:font-size-asian="10pt" style:font-size-complex="10pt"/>
    </style:style>
    <style:style style:name="T19" style:family="text">
      <style:text-properties fo:font-size="10pt" officeooo:rsid="001ba11f" style:font-size-asian="10pt" style:font-size-complex="10pt"/>
    </style:style>
    <style:style style:name="T20" style:family="text">
      <style:text-properties officeooo:rsid="001be463"/>
    </style:style>
    <style:style style:name="T21" style:family="text">
      <style:text-properties officeooo:rsid="0021fa39"/>
    </style:style>
    <style:style style:name="T22" style:family="text">
      <style:text-properties officeooo:rsid="002291f6"/>
    </style:style>
    <style:style style:name="T23" style:family="text">
      <style:text-properties officeooo:rsid="00248f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neral comments, can be of any length.</text:p>
      <text:p text:style-name="P10">Please note that the program uses equal, number and : signs as special recognizers!</text:p>
      <text:p text:style-name="P10">The results are written to the sub-directory output'</text:p>
      <text:p text:style-name="P10"/>
      <text:p text:style-name="P2">Simulation parameters</text:p>
      <text:p text:style-name="P14"><text:span text:style-name="T17">Relaxed wake (yes 1, no 0): relax =<text:tab/><text:tab/>0<text:tab/></text:span><text:span text:style-name="T3">choice of wake model</text:span></text:p>
      <text:p text:style-name="P10">Steady (1) or unsteady (2): <text:s/>aerodynamics =<text:tab/><text:tab/>1<text:tab/><text:span text:style-name="T3">=2 Quasi unsteady I (no apparent mass)</text:span></text:p>
      <text:p text:style-name="P10">Viscous solutions (1) or inviscid (0) <text:s/>viscous = <text:tab/>0<text:tab/><text:span text:style-name="T3">=1 to estimate profile drag, </text:span><text:span text:style-name="T14">airfoil files have to exist</text:span></text:p>
      <text:p text:style-name="P10">Using camber (1) or no camber (0) <text:s/>camber <text:tab/>= <text:tab/>1<text:tab/><text:span text:style-name="T3">=1 than camber files have to exist (Fig. 1)</text:span></text:p>
      <text:p text:style-name="P10">Symmetrical geometry (yes 1, no 0): sym =<text:tab/><text:tab/>0<text:tab/><text:span text:style-name="T3">=1 only right wing is modeled</text:span></text:p>
      <text:p text:style-name="P10">Pitch trim (yes 1, no 0):<text:tab/>trimPITCH =<text:tab/><text:tab/>0<text:tab/><text:span text:style-name="T3">trim flags</text:span></text:p>
      <text:p text:style-name="P10">Roll trim (yes 1, no 0):<text:tab/>trimROLL = <text:tab/><text:tab/>0</text:p>
      <text:p text:style-name="P7"><text:span text:style-name="T18">Lift trim (yes 1, no 0): <text:tab/>trimCL = <text:tab/><text:tab/>1<text:tab/></text:span><text:span text:style-name="T5">=1 will iterate to match target CL, </text:span></text:p>
      <text:p text:style-name="P7"><text:span text:style-name="T5"><text:tab/><text:tab/><text:tab/><text:tab/><text:tab/><text:tab/><text:tab/></text:span><text:span text:style-name="T6">CL</text:span><text:span text:style-name="T5"> </text:span><text:span text:style-name="T6">= 2W cos(phi)/{density Uinf^2 S}</text:span></text:p>
      <text:p text:style-name="P10"/>
      <text:p text:style-name="P10">Max. number of time steps:<text:tab/>maxtime =<text:tab/>20<text:tab/><text:span text:style-name="T3">number of timesteps</text:span></text:p>
      <text:p text:style-name="P10">Width of each time step (sec):<text:tab/>deltime =<text:tab/>.5<text:tab/><text:span text:style-name="T3">Defines timestep size (with Uinf)</text:span></text:p>
      <text:p text:style-name="P10">Convergence delta-span effic<text:span text:style-name="T1">iency: <text:s/></text:span>deltae =<text:tab/>0.00<text:tab/>(0 if only timestepping) <text:span text:style-name="T3">convergence criteria</text:span></text:p>
      <text:p text:style-name="P2">freestream flow condition</text:p>
      <text:p text:style-name="P10">Freestream velocity (leave value 1):<text:tab/>Uinf =<text:tab/><text:tab/>10</text:p>
      <text:p text:style-name="P7"><text:span text:style-name="T18">AOA beginning, end, step size [deg]:<text:tab/>alpha=<text:tab/><text:tab/></text:span><text:span text:style-name="T19">5</text:span><text:span text:style-name="T18"> 15 1</text:span><text:span text:style-name="T7"> <text:s/><text:tab/><text:tab/></text:span><text:span text:style-name="T6">if trimCL != 1 than alpha sweep </text:span></text:p>
      <text:p text:style-name="P11">Sideslip angle [deg]:<text:tab/><text:tab/><text:tab/>beta =<text:tab/><text:tab/>0 <text:tab/><text:tab/><text:span text:style-name="T4">5 to 15 deg every 1deg</text:span></text:p>
      <text:p text:style-name="P2">Turning flight conditions</text:p>
      <text:p text:style-name="P10">Circling flight information</text:p>
      <text:p text:style-name="P10">Circling flight on (1) off (0):<text:tab/>circling = 0</text:p>
      <text:p text:style-name="P10">Turning in horizontal plane (1)<text:tab/>horizontal = 0 if (0), a/c descends</text:p>
      <text:p text:style-name="P10">Bank angle (deg)<text:tab/><text:tab/><text:tab/>phi = <text:span text:style-name="T20">2</text:span>0<text:tab/><text:tab/><text:span text:style-name="T12">bank angle</text:span></text:p>
      <text:p text:style-name="P10">Upwind velocity (m/s)<text:tab/><text:tab/>Ws = 0<text:tab/><text:tab/><text:span text:style-name="T12">if there is a vertical velocity</text:span></text:p>
      <text:p text:style-name="P12">Velocity gradient (1/s)<text:tab/><text:tab/>gradient = .3864<text:tab/><text:span text:style-name="T12">velocity gradient when turning. </text:span></text:p>
      <text:p text:style-name="P8"><text:span text:style-name="T9"><text:tab/><text:tab/><text:tab/><text:tab/></text:span><text:span text:style-name="T10">If set to circling !=0 =&gt; gradient = <text:s/>(9.81 * tan(info.bank)) / (info.Uinf)</text:span></text:p>
      <text:p text:style-name="P10"/>
      <text:p text:style-name="P10">Density:<text:tab/><text:tab/><text:tab/><text:tab/>density =<text:tab/>1.225</text:p>
      <text:p text:style-name="P10">Kinematic viscosity:<text:tab/><text:tab/>nu =<text:tab/><text:tab/>1.420000e-05</text:p>
      <text:p text:style-name="P10"/>
      <text:p text:style-name="P10">Reference area:<text:tab/><text:tab/><text:tab/>S =<text:tab/>20</text:p>
      <text:p text:style-name="P10">Reference span:<text:tab/><text:tab/><text:tab/>b =<text:tab/>20</text:p>
      <text:p text:style-name="P10"/>
      <text:p text:style-name="P10">Mean aerodynamic chord:<text:tab/><text:tab/>cmac =<text:tab/>1</text:p>
      <text:p text:style-name="P10">Aircraft weight (N):<text:tab/><text:tab/>W =<text:tab/>3000.0</text:p>
      <text:p text:style-name="P10">CG location (x y z):<text:tab/><text:tab/>cg = <text:s text:c="3"/>0.25 0 0 <text:tab/><text:span text:style-name="T13">cg location (x,y,z)</text:span></text:p>
      <text:p text:style-name="P10">CMo of wing:<text:tab/><text:tab/><text:tab/>CMo =<text:tab/>0.000<text:tab/><text:span text:style-name="T13">additional CM, obsolete</text:span></text:p>
      <text:p text:style-name="P10"/>
      <text:p text:style-name="P10">No. of wings (max. 5):<text:tab/><text:tab/>wings =<text:tab/>2<text:tab/><text:span text:style-name="T13">a t-tail is a single wing</text:span></text:p>
      <text:p text:style-name="P10">No. of panels:<text:tab/><text:tab/><text:tab/>panels =<text:tab/>5<text:tab/><text:span text:style-name="T13">several panels define a wing</text:span></text:p>
      <text:p text:style-name="P6"><text:span text:style-name="T18">No. of airfoils (max. 15):<text:tab/>airfoils <text:tab/>= 2<text:tab/><text:tab/></text:span><text:span text:style-name="T8"> defines how many camber and/or airfoil files need to be provided</text:span></text:p>
      <text:p text:style-name="P3">general review of some parameters</text:p>
      <text:p text:style-name="P10">Panel boundary conditions:</text:p>
      <text:p text:style-name="P10"><text:tab/>Symmetry line - <text:tab/>10</text:p>
      <text:p text:style-name="P10"><text:tab/>Between panels - <text:tab/>220</text:p>
      <text:p text:style-name="P10"><text:tab/>Free end - <text:tab/><text:tab/>100</text:p>
      <text:p text:style-name="P10"/>
      <text:p text:style-name="P10">Hinge is in percentage chord:</text:p>
      <text:p text:style-name="P10"><text:tab/>Midchord - <text:tab/><text:tab/>0.5</text:p>
      <text:p text:style-name="P10"><text:tab/>Leading edge - <text:tab/>0</text:p>
      <text:p text:style-name="P10"><text:tab/>NO HINGE - <text:tab/><text:tab/>1</text:p>
      <text:p text:style-name="P10"/>
      <text:p text:style-name="P10">Defines leading edge of wing, all measured in metres:</text:p>
      <text:p text:style-name="P3"><text:soft-page-break/><text:span text:style-name="T21">Definition</text:span> of panels that describe the geometry. Each panel has nxm DVEs in the spanswise and chordwise direction, respectively. Each panel can have unique n and m values.</text:p>
      <text:p text:style-name="P4">Left wing panel</text:p>
      <text:p text:style-name="P10">Panel #:1. Number of elements across span n = 5 and chord m = 6</text:p>
      <text:p text:style-name="P10">Neighbouring panels (0 for none) left: 0 right: 2 <text:s/><text:tab/><text:span text:style-name="T14">panel at the right and left of panel. If 0 than no </text:span><text:span text:style-name="T15">neighbouring panel</text:span></text:p>
      <text:p text:style-name="P13"><text:span text:style-name="T16">left edge information: x,y,z, chord length, incidence angle, bound. Cond., airfoil (camber, airfoil), <text:s/>hinge location/deflection</text:span></text:p>
      <text:p text:style-name="P10">xleft<text:tab/>yleft<text:tab/>zleft<text:tab/>chord<text:tab/>epsilon<text:tab/>Bound.Cond. Airfoil Hinge Deflection</text:p>
      <text:p text:style-name="P13">0.0<text:tab/>-10<text:tab/>0.00<text:tab/>1.00<text:tab/>0.00<text:tab/>100<text:tab/>6<text:tab/>0.75<text:tab/>0<text:span text:style-name="T2"> <text:tab/></text:span></text:p>
      <text:p text:style-name="P10">xright<text:tab/>yright<text:tab/>zright<text:tab/>chord<text:tab/>epsilon<text:tab/>Bound.Cond. Airfoil Hinge Deflection</text:p>
      <text:p text:style-name="P10">0.0<text:tab/>0<text:tab/>0.000 <text:s text:c="2"/>1. <text:s text:c="5"/>0.000<text:tab/>220<text:tab/>6 <text:tab/> 0.75<text:tab/>0</text:p>
      <text:p text:style-name="P4">right wing panel</text:p>
      <text:p text:style-name="P10">Panel #:2. Number of elements across span n = 5 and chord m = 6</text:p>
      <text:p text:style-name="P10">Neighbouring panels (0 for none) left: 1 right: 3</text:p>
      <text:p text:style-name="P10">xleft<text:tab/>yleft<text:tab/>zleft<text:tab/>chord<text:tab/>epsilon<text:tab/>Bound.Cond. Airfoil Hinge Deflection</text:p>
      <text:p text:style-name="P10">0.0<text:tab/>0<text:tab/>0.00<text:tab/>1.00<text:tab/>0.00<text:tab/>220<text:tab/>6<text:tab/>0.75<text:tab/>0</text:p>
      <text:p text:style-name="P10">xright<text:tab/>yright<text:tab/>zright<text:tab/>chord<text:tab/>epsilon<text:tab/>Bound.Cond. Airfoil Hinge Deflection</text:p>
      <text:p text:style-name="P10">0.0<text:tab/>10<text:tab/>0.000 <text:s text:c="2"/><text:tab/>1. <text:s text:c="5"/><text:tab/>0.000<text:tab/>100<text:tab/>6 <text:tab/> 0.75<text:tab/>0</text:p>
      <text:p text:style-name="P4">left horizontal tail panel</text:p>
      <text:p text:style-name="P10">Panel #:3. Number of elements across span n = 3 and chord m = 4</text:p>
      <text:p text:style-name="P10">Neighbouring panels (0 for none) left: 0 right: 4</text:p>
      <text:p text:style-name="P10">xleft<text:tab/>yleft<text:tab/>zleft<text:tab/>chord<text:tab/>epsilon<text:tab/>Bound.Cond. Airfoil Hinge Deflection</text:p>
      <text:p text:style-name="P10">10.15<text:tab/>-2.00<text:tab/>2.00<text:tab/>0.600<text:tab/>.00<text:tab/>100<text:tab/>6 <text:tab/>0.75<text:tab/>0</text:p>
      <text:p text:style-name="P10">xleft<text:tab/>yleft<text:tab/>zleft<text:tab/>chord<text:tab/>epsilon<text:tab/>Bound.Cond. Airfoil Hinge Deflection</text:p>
      <text:p text:style-name="P10">10.15<text:tab/>.00<text:tab/>2.00<text:tab/>0.600<text:tab/>.00<text:tab/>220<text:tab/>6 <text:tab/>0.75<text:tab/>0</text:p>
      <text:p text:style-name="P9"><text:span text:style-name="T11">right horizontal tail panel</text:span></text:p>
      <text:p text:style-name="P10">Panel #:4. Number of elements across span n = 3 and chord m = 4</text:p>
      <text:p text:style-name="P10">Neighbouring panels (0 for none) left: 3 right: 0</text:p>
      <text:p text:style-name="P10">xleft<text:tab/>yleft<text:tab/>zleft<text:tab/>chord<text:tab/>epsilon<text:tab/>Bound.Cond. Airfoil Hinge Deflection</text:p>
      <text:p text:style-name="P10">10.15<text:tab/>.00<text:tab/>2.00<text:tab/>0.600<text:tab/>.00<text:tab/>220<text:tab/>6 <text:tab/>0.75<text:tab/>0</text:p>
      <text:p text:style-name="P10">xleft<text:tab/>yleft<text:tab/>zleft<text:tab/>chord<text:tab/>epsilon<text:tab/>Bound.Cond. Airfoil Hinge Deflection</text:p>
      <text:p text:style-name="P10">10.15<text:tab/>2.00<text:tab/>2.00<text:tab/>0.600<text:tab/>.00<text:tab/>100<text:tab/>6 <text:tab/>0.75<text:tab/>0</text:p>
      <text:p text:style-name="P9"><text:span text:style-name="T11">vertical tail panel</text:span></text:p>
      <text:p text:style-name="P10">Panel #:5. Number of elements across span n = 2 and chord m = 4</text:p>
      <text:p text:style-name="P10">Neighbouring panels (0 for none) left: 0 right: 4</text:p>
      <text:p text:style-name="P10">xleft<text:tab/>yleft<text:tab/>zleft<text:tab/>chord<text:tab/>epsilon<text:tab/>Bound.Cond. Airfoil Hinge Deflection</text:p>
      <text:p text:style-name="P10">10.15<text:tab/>.00<text:tab/>.00<text:tab/>0.600<text:tab/>.00<text:tab/>100<text:tab/>6 <text:tab/>0.75<text:tab/>0</text:p>
      <text:p text:style-name="P10">xleft<text:tab/>yleft<text:tab/>zleft<text:tab/>chord<text:tab/>epsilon<text:tab/>Bound.Cond. Airfoil Hinge Deflection</text:p>
      <text:p text:style-name="P10">10.15<text:tab/>.00<text:tab/>2.00<text:tab/>0.600<text:tab/>.00<text:tab/>220<text:tab/>6 <text:tab/>0.75<text:tab/>0</text:p>
      <text:p text:style-name="P5"/>
      <text:p text:style-name="P5">old definitions <text:span text:style-name="T23">related to fuselage and empennage drag</text:span>, obsolete <text:span text:style-name="T23">but can be reactivated.</text:span></text:p>
      <text:p text:style-name="P10">%&lt;- special identifier</text:p>
      <text:p text:style-name="P10">Vertical tail information:</text:p>
      <text:p text:style-name="P10">Number of panels (max 5) = 0</text:p>
      <text:p text:style-name="P10">no.<text:tab/>chord<text:tab/>area<text:tab/>airfoil</text:p>
      <text:p text:style-name="P10"/>
      <text:p text:style-name="P10">Fuselage information:</text:p>
      <text:p text:style-name="P10">Number of sections (max 20) =<text:tab/>0</text:p>
      <text:p text:style-name="P10">Width of each section =<text:tab/><text:tab/>0.000</text:p>
      <text:p text:style-name="P10">Panel where transition occurs =<text:tab/>0</text:p>
      <text:p text:style-name="P10">No.<text:tab/>Diamter</text:p>
      <text:p text:style-name="P10"/>
      <text:p text:style-name="P10">Interference drag = 0.0%</text:p>
      <text:p text:style-name="P10">##############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18T13:34:30.905798978</meta:creation-date>
    <dc:date>2021-01-18T17:36:51.264408035</dc:date>
    <meta:editing-duration>PT2H36M43S</meta:editing-duration>
    <meta:editing-cycles>5</meta:editing-cycles>
    <meta:generator>LibreOffice/6.4.6.2$MacOSX_X86_64 LibreOffice_project/0ce51a4fd21bff07a5c061082cc82c5ed232f115</meta:generator>
    <meta:document-statistic meta:table-count="0" meta:image-count="0" meta:object-count="0" meta:page-count="2" meta:paragraph-count="98" meta:word-count="875" meta:character-count="4902" meta:non-whitespace-character-count="4007"/>
  </office:meta>
</office:document-meta>
</file>